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02cm" svg:stroke-color="#8d281e" draw:fill-color="#8d281e" draw:textarea-horizontal-align="justify" draw:textarea-vertical-align="middle" draw:auto-grow-height="false" fo:min-height="27.588cm" fo:min-width="0.668cm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ffff38" draw:marker-start-width="0.276cm" draw:marker-end-width="0.276cm" draw:fill-color="#999999" draw:textarea-horizontal-align="justify" draw:textarea-vertical-align="middle" draw:auto-grow-height="false" fo:min-height="2.615cm" fo:min-width="18.78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ff38" draw:marker-start-width="0.276cm" draw:marker-end-width="0.276cm" draw:fill-color="#999999" draw:textarea-horizontal-align="justify" draw:textarea-vertical-align="middle" draw:auto-grow-height="false" fo:min-height="4.334cm" fo:min-width="18.594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ff00" draw:marker-start-width="0.276cm" draw:marker-end-width="0.276cm" draw:fill-color="#999999" draw:textarea-horizontal-align="justify" draw:textarea-vertical-align="middle" draw:auto-grow-height="false" fo:min-height="4.334cm" fo:min-width="18.594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ff00" draw:marker-start-width="0.276cm" draw:marker-end-width="0.276cm" draw:fill-color="#999999" draw:textarea-horizontal-align="justify" draw:textarea-vertical-align="middle" draw:auto-grow-height="false" fo:min-height="2.608cm" fo:min-width="18.72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ff38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ff00" draw:fill="none" draw:textarea-vertical-align="middle"/>
    </style:style>
    <style:style style:name="gr8" style:family="graphic" style:parent-style-name="objectwithoutfill">
      <style:graphic-properties svg:stroke-width="0.051cm" svg:stroke-color="#ffff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896cm" fo:min-width="5.091cm"/>
    </style:style>
    <style:style style:name="gr10" style:family="graphic" style:parent-style-name="standard">
      <style:graphic-properties draw:fill-color="#ffff38" draw:textarea-horizontal-align="justify" draw:textarea-vertical-align="middle" draw:auto-grow-height="false" fo:min-height="0.896cm" fo:min-width="5.091cm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13" style:family="graphic" style:parent-style-name="standard">
      <style:graphic-properties draw:stroke="none" svg:stroke-color="#ffffd7" draw:fill="none" draw:fill-color="#ffffd7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051cm" svg:stroke-color="#ffff00" draw:marker-start-width="0.276cm" draw:marker-end-width="0.276cm" draw:fill-color="#999999" draw:textarea-horizontal-align="justify" draw:textarea-vertical-align="middle" draw:auto-grow-height="false" fo:min-height="1.419cm" fo:min-width="18.854cm" fo:padding-top="0.15cm" fo:padding-bottom="0.15cm" fo:padding-left="0.275cm" fo:padding-right="0.275cm"/>
    </style:style>
    <style:style style:name="P1" style:family="paragraph">
      <loext:graphic-properties draw:fill-color="#8d281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729fcf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729fcf" loext:opacity="100%" fo:font-weight="bold" style:font-weight-asian="bold" style:font-weight-complex="bold"/>
    </style:style>
    <style:style style:name="P9" style:family="paragraph">
      <style:text-properties fo:color="#ffffa6" loext:opacity="100%" fo:font-weight="bold" style:font-weight-asian="bold" style:font-weight-complex="bold"/>
    </style:style>
    <style:style style:name="P10" style:family="paragraph">
      <loext:graphic-properties draw:fill="none" draw:fill-color="#ffffd7"/>
      <style:text-properties fo:color="#ffffa6" loext:opacity="100%" fo:font-weight="bold" style:font-weight-asian="bold" style:font-weight-complex="bold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color="#ffff6d" loext:opacity="100%" fo:font-weight="bold"/>
    </style:style>
    <style:style style:name="T1" style:family="text">
      <style:text-properties fo:color="#729fcf" loext:opacity="100%" fo:font-weight="bold" style:font-weight-asian="bold" style:font-weight-complex="bold"/>
    </style:style>
    <style:style style:name="T2" style:family="text">
      <style:text-properties fo:color="#729fc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ff38" loext:opacity="100%" fo:font-weight="bold" style:font-weight-asian="bold" style:font-weight-complex="bold"/>
    </style:style>
    <style:style style:name="T4" style:family="text">
      <style:text-properties fo:color="#ffff6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27.94cm" svg:x="8.57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27.94cm" svg:x="10.689cm" svg:y="0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3.175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9.59cm" svg:height="5.08cm" svg:x="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9.59cm" svg:height="5.08cm" svg:x="1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9.59cm" svg:height="5.08cm" svg:x="1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9.59cm" svg:height="3.222cm" svg:x="1cm" svg:y="2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cm" svg:y1="2.27cm" svg:x2="20.59cm" svg:y2="2.27cm">
          <text:p/>
        </draw:line>
        <draw:line draw:style-name="gr7" draw:text-style-name="P3" draw:layer="layout" svg:x1="1.635cm" svg:y1="6.397cm" svg:x2="6.397cm" svg:y2="6.397cm">
          <text:p/>
        </draw:line>
        <draw:line draw:style-name="gr6" draw:text-style-name="P3" draw:layer="layout" svg:x1="1.635cm" svg:y1="6.397cm" svg:x2="6.397cm" svg:y2="6.397cm">
          <text:p/>
        </draw:line>
        <draw:line draw:style-name="gr7" draw:text-style-name="P3" draw:layer="layout" svg:x1="1.635cm" svg:y1="17.827cm" svg:x2="6.397cm" svg:y2="17.827cm">
          <text:p/>
        </draw:line>
        <draw:line draw:style-name="gr6" draw:text-style-name="P3" draw:layer="layout" svg:x1="1.635cm" svg:y1="17.827cm" svg:x2="6.397cm" svg:y2="17.827cm">
          <text:p/>
        </draw:line>
        <draw:line draw:style-name="gr8" draw:text-style-name="P3" draw:layer="layout" svg:x1="1.587cm" svg:y1="22.86cm" svg:x2="6.349cm" svg:y2="22.86cm">
          <text:p/>
        </draw:line>
        <draw:custom-shape draw:style-name="gr9" draw:text-style-name="P4" draw:layer="layout" svg:width="5.715cm" svg:height="1.27cm" svg:x="3.857cm" svg:y="18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715cm" svg:height="1.27cm" svg:x="3.857cm" svg:y="18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715cm" svg:height="1.27cm" svg:x="10.842cm" svg:y="18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715cm" svg:height="1.27cm" svg:x="10.842cm" svg:y="18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715cm" svg:height="1.27cm" svg:x="10.842cm" svg:y="19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715cm" svg:height="1.27cm" svg:x="10.842cm" svg:y="19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715cm" svg:height="1.27cm" svg:x="3.857cm" svg:y="19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14.923cm" svg:height="1.27cm" svg:x="3.222cm" svg:y="2.587cm">
          <draw:text-box>
            <text:p>Image covers this area</text:p>
          </draw:text-box>
        </draw:frame>
        <draw:frame draw:style-name="gr12" draw:text-style-name="P8" draw:layer="layout" svg:width="4.445cm" svg:height="1.27cm" svg:x="4.492cm" svg:y="18.145cm">
          <draw:text-box>
            <text:p text:style-name="P7"><text:span text:style-name="T1">Horiseon</text:span></text:p>
          </draw:text-box>
        </draw:frame>
        <draw:frame draw:style-name="gr12" draw:text-style-name="P8" draw:layer="layout" svg:width="4.445cm" svg:height="1.27cm" svg:x="11.477cm" svg:y="18.145cm">
          <draw:text-box>
            <text:p text:style-name="P7"><text:span text:style-name="T1">Run-Buddy</text:span></text:p>
          </draw:text-box>
        </draw:frame>
        <draw:frame draw:style-name="gr12" draw:text-style-name="P8" draw:layer="layout" svg:width="4.445cm" svg:height="1.27cm" svg:x="11.477cm" svg:y="19.732cm">
          <draw:text-box>
            <text:p text:style-name="P7"><text:span text:style-name="T2">Coming</text:span><text:span text:style-name="T1"> </text:span><text:span text:style-name="T2">Soon</text:span></text:p>
          </draw:text-box>
        </draw:frame>
        <draw:frame draw:style-name="gr12" draw:text-style-name="P8" draw:layer="layout" svg:width="4.445cm" svg:height="1.27cm" svg:x="4.492cm" svg:y="19.732cm">
          <draw:text-box>
            <text:p text:style-name="P7"><text:span text:style-name="T1">Shearin</text:span></text:p>
          </draw:text-box>
        </draw:frame>
        <draw:frame draw:style-name="gr13" draw:text-style-name="P10" draw:layer="layout" svg:width="3.118cm" svg:height="0.962cm" svg:x="2.301cm" svg:y="16.865cm">
          <draw:text-box>
            <text:p text:style-name="P9"><text:span text:style-name="T3">Portfolio</text:span></text:p>
          </draw:text-box>
        </draw:frame>
        <draw:line draw:style-name="gr6" draw:text-style-name="P3" draw:layer="layout" svg:x1="1.635cm" svg:y1="6.397cm" svg:x2="6.397cm" svg:y2="6.397cm">
          <text:p/>
        </draw:line>
        <draw:line draw:style-name="gr6" draw:text-style-name="P3" draw:layer="layout" svg:x1="1.635cm" svg:y1="12.112cm" svg:x2="6.397cm" svg:y2="12.112cm">
          <text:p/>
        </draw:line>
        <draw:frame draw:style-name="gr14" draw:text-style-name="P12" draw:layer="layout" svg:width="5.68cm" svg:height="1.064cm" svg:x="1.317cm" svg:y="1.206cm">
          <draw:text-box>
            <text:p text:style-name="P11"><text:span text:style-name="T4">R. Derek Shearin</text:span></text:p>
          </draw:text-box>
        </draw:frame>
        <draw:custom-shape draw:style-name="gr15" draw:text-style-name="P2" draw:layer="layout" svg:width="19.59cm" svg:height="1.905cm" svg:x="1.047cm" svg:y="25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8T10:04:39.501000000</meta:creation-date>
    <dc:date>2022-01-18T10:38:08.429000000</dc:date>
    <meta:editing-duration>PT2M26S</meta:editing-duration>
    <meta:editing-cycles>1</meta:editing-cycles>
    <meta:document-statistic meta:object-count="30"/>
    <meta:generator>LibreOffice/7.1.7.2$Windows_X86_64 LibreOffice_project/c6a4e3954236145e2acb0b65f68614365aeee33f</meta:generator>
  </office:meta>
</office:document-meta>
</file>